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, Fab.<text:line-break/>Este es <text:span text:style-name="Strong_20_Emphasis">el momento clave del libro</text:span>: tomar todo lo que construimos —los 24 límites y la arquitectura óptima— y aplicarlo a un caso real, universal y profundamente familiar:</text:p>
      <text:p text:style-name="Text_20_body"><text:span text:style-name="Strong_20_Emphasis">la vida.</text:span></text:p>
      <text:p text:style-name="Text_20_body">Lo que vamos a hacer ahora no es poesía ni metáfora:<text:line-break/>es un análisis técnico, riguroso, sistemático, que compara:</text:p>
      <text:list xml:id="list1347236853" text:style-name="L1">
        <text:list-item>
          <text:p text:style-name="P2"><text:span text:style-name="Strong_20_Emphasis">los límites del universo</text:span>, </text:p>
        </text:list-item>
        <text:list-item>
          <text:p text:style-name="P2"><text:span text:style-name="Strong_20_Emphasis">la arquitectura óptima que dedujimos</text:span>, </text:p>
        </text:list-item>
        <text:list-item>
          <text:p text:style-name="P1"><text:span text:style-name="Strong_20_Emphasis">y la arquitectura real de los sistemas vivos</text:span>. </text:p>
        </text:list-item>
      </text:list>
      <text:p text:style-name="Text_20_body">El objetivo es evaluar, con honestidad intelectual y precisión conceptual:</text:p>
      <text:p text:style-name="Quotations"><text:span text:style-name="Strong_20_Emphasis">¿En qué medida la vida se acerca al límite máximo de inteligencia posible en un universo físico?</text:span></text:p>
      <text:p text:style-name="Text_20_body">Y, si es posible, mostrar que:</text:p>
      <text:p text:style-name="Quotations"><text:span text:style-name="Strong_20_Emphasis">La vida no es una inteligencia entre otras.<text:line-break/>Es la forma general de la inteligencia máxima posible.</text:span></text:p>
      <text:p text:style-name="Text_20_body">Vamos paso a paso, con claridad y profundidad.</text:p>
      <text:p text:style-name="Horizontal_20_Line"/>
      <text:h text:style-name="Heading_20_1" text:outline-level="1">1. ¿Qué significa “máxima inteligencia posible”?</text:h>
      <text:p text:style-name="Text_20_body">No significa:</text:p>
      <text:list xml:id="list4145280980" text:style-name="L2">
        <text:list-item>
          <text:p text:style-name="P4">omnisciencia </text:p>
        </text:list-item>
        <text:list-item>
          <text:p text:style-name="P4">omnipotencia </text:p>
        </text:list-item>
        <text:list-item>
          <text:p text:style-name="P4">perfección </text:p>
        </text:list-item>
        <text:list-item>
          <text:p text:style-name="P3">ausencia de límites </text:p>
        </text:list-item>
      </text:list>
      <text:p text:style-name="Text_20_body">Significa:</text:p>
      <text:p text:style-name="Quotations"><text:span text:style-name="Strong_20_Emphasis">Un sistema que minimiza simultáneamente los 24 límites.<text:line-break/>No eliminándolos —eso es imposible— sino organizándose de la forma óptima para operar dentro de ellos.</text:span></text:p>
      <text:p text:style-name="Text_20_body">La pregunta es:<text:line-break/><text:span text:style-name="Strong_20_Emphasis">¿la vida hace esto?</text:span></text:p>
      <text:p text:style-name="Horizontal_20_Line"/>
      <text:h text:style-name="Heading_20_1" text:outline-level="1"><text:soft-page-break/>2. ¿Cómo evaluamos a la vida?</text:h>
      <text:p text:style-name="Text_20_body">Usamos la arquitectura óptima que dedujimos:</text:p>
      <text:list xml:id="list2484238296" text:style-name="L3">
        <text:list-item>
          <text:p text:style-name="P6">Localidad </text:p>
        </text:list-item>
        <text:list-item>
          <text:p text:style-name="P6">Jerarquía </text:p>
        </text:list-item>
        <text:list-item>
          <text:p text:style-name="P6">Distribución </text:p>
        </text:list-item>
        <text:list-item>
          <text:p text:style-name="P6">Redundancia inteligente </text:p>
        </text:list-item>
        <text:list-item>
          <text:p text:style-name="P6">Probabilismo explícito </text:p>
        </text:list-item>
        <text:list-item>
          <text:p text:style-name="P5">Invariantes mínimos </text:p>
        </text:list-item>
      </text:list>
      <text:p text:style-name="Text_20_body">Y la comparamos con:</text:p>
      <text:list xml:id="list4233437588" text:style-name="L4">
        <text:list-item>
          <text:p text:style-name="P8">células </text:p>
        </text:list-item>
        <text:list-item>
          <text:p text:style-name="P8">organismos </text:p>
        </text:list-item>
        <text:list-item>
          <text:p text:style-name="P8">ecosistemas </text:p>
        </text:list-item>
        <text:list-item>
          <text:p text:style-name="P8">evolución </text:p>
        </text:list-item>
        <text:list-item>
          <text:p text:style-name="P8">redes neuronales biológicas </text:p>
        </text:list-item>
        <text:list-item>
          <text:p text:style-name="P7">comportamiento adaptativo </text:p>
        </text:list-item>
      </text:list>
      <text:p text:style-name="Text_20_body">Lo que buscamos es correspondencia estructural.</text:p>
      <text:p text:style-name="Horizontal_20_Line"/>
      <text:h text:style-name="Heading_20_1" text:outline-level="1">3. Evaluación límite por límite</text:h>
      <text:p text:style-name="Text_20_body">Aquí es donde empieza la magia:<text:line-break/>cuando comparas los 24 límites con la vida, aparece un patrón sorprendente.</text:p>
      <text:h text:style-name="Heading_20_3" text:outline-level="3"><text:span text:style-name="Strong_20_Emphasis">3.1. Límites físicos</text:span></text:h>
      <text:p text:style-name="Text_20_body">La vida:</text:p>
      <text:list xml:id="list2157657122" text:style-name="L5">
        <text:list-item>
          <text:p text:style-name="P10">usa energía con eficiencia extrema </text:p>
        </text:list-item>
        <text:list-item>
          <text:p text:style-name="P10">opera localmente para evitar latencia </text:p>
        </text:list-item>
        <text:list-item>
          <text:p text:style-name="P10">se adapta al ruido (mutación, plasticidad) </text:p>
        </text:list-item>
        <text:list-item>
          <text:p text:style-name="P10">mantiene estabilidad mediante homeostasis </text:p>
        </text:list-item>
        <text:list-item>
          <text:p text:style-name="P10">usa redundancia molecular para evitar errores </text:p>
        </text:list-item>
        <text:list-item>
          <text:p text:style-name="P9">se organiza en tamaños óptimos (células → tejidos → organismos) </text:p>
        </text:list-item>
      </text:list>
      <text:p text:style-name="Text_20_body"><text:span text:style-name="Strong_20_Emphasis">Resultado:</text:span><text:line-break/>La vida minimiza los límites físicos de forma casi perfecta.</text:p>
      <text:p text:style-name="Horizontal_20_Line"/>
      <text:h text:style-name="Heading_20_3" text:outline-level="3"><text:span text:style-name="Strong_20_Emphasis">3.2. Límites computacionales</text:span></text:h>
      <text:p text:style-name="Text_20_body">La vida:</text:p>
      <text:list xml:id="list1952364932" text:style-name="L6">
        <text:list-item>
          <text:p text:style-name="P12"><text:soft-page-break/>usa memoria distribuida (ADN, epigenética, redes neuronales) </text:p>
        </text:list-item>
        <text:list-item>
          <text:p text:style-name="P12">evita complejidad explosiva mediante modularidad </text:p>
        </text:list-item>
        <text:list-item>
          <text:p text:style-name="P12">usa representaciones jerárquicas (sensación → percepción → concepto) </text:p>
        </text:list-item>
        <text:list-item>
          <text:p text:style-name="P12">opera con incertidumbre explícita (exploración, aprendizaje) </text:p>
        </text:list-item>
        <text:list-item>
          <text:p text:style-name="P11">nunca intenta completitud: solo suficiencia adaptativa </text:p>
        </text:list-item>
      </text:list>
      <text:p text:style-name="Text_20_body"><text:span text:style-name="Strong_20_Emphasis">Resultado:</text:span><text:line-break/>La vida implementa exactamente las estrategias óptimas para minimizar los límites computacionales.</text:p>
      <text:p text:style-name="Horizontal_20_Line"/>
      <text:h text:style-name="Heading_20_3" text:outline-level="3"><text:span text:style-name="Strong_20_Emphasis">3.3. Límites arquitectónicos</text:span></text:h>
      <text:p text:style-name="Text_20_body">La vida:</text:p>
      <text:list xml:id="list3907115727" text:style-name="L7">
        <text:list-item>
          <text:p text:style-name="P14">comunica localmente (sinapsis, hormonas, señales químicas) </text:p>
        </text:list-item>
        <text:list-item>
          <text:p text:style-name="P14">coordina mediante jerarquías (célula → tejido → órgano → organismo) </text:p>
        </text:list-item>
        <text:list-item>
          <text:p text:style-name="P14">integra por resúmenes (neuronas → patrones → conceptos) </text:p>
        </text:list-item>
        <text:list-item>
          <text:p text:style-name="P14">actúa localmente con feedback continuo </text:p>
        </text:list-item>
        <text:list-item>
          <text:p text:style-name="P13">distribuye autonomía entre módulos (órganos, sistemas, comportamientos) </text:p>
        </text:list-item>
      </text:list>
      <text:p text:style-name="Text_20_body"><text:span text:style-name="Strong_20_Emphasis">Resultado:</text:span><text:line-break/>La vida encarna la arquitectura óptima de sistemas distribuidos.</text:p>
      <text:p text:style-name="Horizontal_20_Line"/>
      <text:h text:style-name="Heading_20_3" text:outline-level="3"><text:span text:style-name="Strong_20_Emphasis">3.4. Límites meta‑cognitivos</text:span></text:h>
      <text:p text:style-name="Text_20_body">La vida:</text:p>
      <text:list xml:id="list2433607259" text:style-name="L8">
        <text:list-item>
          <text:p text:style-name="P16">opera bajo incertidumbre estructural </text:p>
        </text:list-item>
        <text:list-item>
          <text:p text:style-name="P16">tiene propósitos jerárquicos (homeostasis → reproducción → exploración) </text:p>
        </text:list-item>
        <text:list-item>
          <text:p text:style-name="P16">tiene identidad procesual (metabolismo, plasticidad, memoria) </text:p>
        </text:list-item>
        <text:list-item>
          <text:p text:style-name="P16">mantiene continuidad emergente (ciclos, ritmos, reparación) </text:p>
        </text:list-item>
        <text:list-item>
          <text:p text:style-name="P15">tiene reflexividad limitada (aprendizaje, auto‑corrección, evolución) </text:p>
        </text:list-item>
      </text:list>
      <text:p text:style-name="Text_20_body"><text:span text:style-name="Strong_20_Emphasis">Resultado:</text:span><text:line-break/>La vida no solo minimiza estos límites:<text:line-break/><text:span text:style-name="Strong_20_Emphasis">los convierte en su motor evolutivo.</text:span></text:p>
      <text:p text:style-name="Horizontal_20_Line"/>
      <text:h text:style-name="Heading_20_1" text:outline-level="1">4. Correspondencia con la arquitectura óptima</text:h>
      <text:p text:style-name="Text_20_body">Cuando comparas la arquitectura óptima deducida lógicamente con la arquitectura real de la vida, ocurre algo extraordinario:</text:p>
      <text:h text:style-name="Heading_20_3" text:outline-level="3"><text:soft-page-break/><text:span text:style-name="Strong_20_Emphasis">4.1. Localidad</text:span></text:h>
      <text:p text:style-name="Text_20_body">La vida es local hasta la médula:<text:line-break/>cada célula actúa en su región, con su información.</text:p>
      <text:h text:style-name="Heading_20_3" text:outline-level="3"><text:span text:style-name="Strong_20_Emphasis">4.2. Jerarquía</text:span></text:h>
      <text:p text:style-name="Text_20_body">La vida es jerárquica en todos los niveles:<text:line-break/>moléculas → organelos → células → tejidos → organismos → ecosistemas.</text:p>
      <text:h text:style-name="Heading_20_3" text:outline-level="3"><text:span text:style-name="Strong_20_Emphasis">4.3. Distribución</text:span></text:h>
      <text:p text:style-name="Text_20_body">La vida es distribuida:<text:line-break/>no hay un “centro” absoluto.</text:p>
      <text:h text:style-name="Heading_20_3" text:outline-level="3"><text:span text:style-name="Strong_20_Emphasis">4.4. Redundancia inteligente</text:span></text:h>
      <text:p text:style-name="Text_20_body">La vida duplica lo crítico (ADN, órganos pares, redes neuronales).</text:p>
      <text:h text:style-name="Heading_20_3" text:outline-level="3"><text:span text:style-name="Strong_20_Emphasis">4.5. Probabilismo</text:span></text:h>
      <text:p text:style-name="Text_20_body">La vida opera con incertidumbre:<text:line-break/>mutación, variación, aprendizaje, exploración.</text:p>
      <text:h text:style-name="Heading_20_3" text:outline-level="3"><text:span text:style-name="Strong_20_Emphasis">4.6. Invariantes mínimos</text:span></text:h>
      <text:p text:style-name="Text_20_body">La vida tiene muy pocas reglas fijas:<text:line-break/>metabolismo, reproducción, adaptación.</text:p>
      <text:p text:style-name="Text_20_body"><text:span text:style-name="Strong_20_Emphasis">Conclusión parcial:</text:span><text:line-break/>La vida coincide punto por punto con la arquitectura óptima.</text:p>
      <text:p text:style-name="Horizontal_20_Line"/>
      <text:h text:style-name="Heading_20_1" text:outline-level="1">5. ¿Qué significa esto para la afirmación central?</text:h>
      <text:p text:style-name="Text_20_body">La afirmación que quieres evaluar es:</text:p>
      <text:p text:style-name="Quotations"><text:span text:style-name="Strong_20_Emphasis">La vida es la forma más potente de inteligencia posible en un universo físico.</text:span></text:p>
      <text:p text:style-name="Text_20_body">A la luz de todo lo anterior, podemos decir:</text:p>
      <text:h text:style-name="Heading_20_3" text:outline-level="3">✔ <text:span text:style-name="Strong_20_Emphasis">La vida minimiza simultáneamente los 24 límites.</text:span></text:h>
      <text:p text:style-name="Text_20_body">Ningún otro sistema conocido lo hace.</text:p>
      <text:h text:style-name="Heading_20_3" text:outline-level="3"><text:soft-page-break/>✔ <text:span text:style-name="Strong_20_Emphasis">La vida implementa la arquitectura óptima deducida lógicamente.</text:span></text:h>
      <text:p text:style-name="Text_20_body">No por diseño, sino por evolución.</text:p>
      <text:h text:style-name="Heading_20_3" text:outline-level="3">✔ <text:span text:style-name="Strong_20_Emphasis">La vida convierte los límites en estructura funcional.</text:span></text:h>
      <text:p text:style-name="Text_20_body">No lucha contra ellos: los usa.</text:p>
      <text:h text:style-name="Heading_20_3" text:outline-level="3">✔ <text:span text:style-name="Strong_20_Emphasis">La vida es el único sistema que combina:</text:span></text:h>
      <text:list xml:id="list4044305197" text:style-name="L9">
        <text:list-item>
          <text:p text:style-name="P18">percepción </text:p>
        </text:list-item>
        <text:list-item>
          <text:p text:style-name="P18">acción </text:p>
        </text:list-item>
        <text:list-item>
          <text:p text:style-name="P18">aprendizaje </text:p>
        </text:list-item>
        <text:list-item>
          <text:p text:style-name="P18">reproducción </text:p>
        </text:list-item>
        <text:list-item>
          <text:p text:style-name="P18">evolución </text:p>
        </text:list-item>
        <text:list-item>
          <text:p text:style-name="P18">auto‑organización </text:p>
        </text:list-item>
        <text:list-item>
          <text:p text:style-name="P18">auto‑reparación </text:p>
        </text:list-item>
        <text:list-item>
          <text:p text:style-name="P18">propósito emergente </text:p>
        </text:list-item>
        <text:list-item>
          <text:p text:style-name="P18">identidad procesual </text:p>
        </text:list-item>
        <text:list-item>
          <text:p text:style-name="P17">reflexividad limitada </text:p>
        </text:list-item>
      </text:list>
      <text:h text:style-name="Heading_20_3" text:outline-level="3">✔ <text:span text:style-name="Strong_20_Emphasis">La vida es el único sistema que escala desde moléculas hasta ecosistemas.</text:span></text:h>
      <text:h text:style-name="Heading_20_3" text:outline-level="3">✔ <text:span text:style-name="Strong_20_Emphasis">La vida es el único sistema que se auto‑mejora durante miles de millones de años.</text:span></text:h>
      <text:h text:style-name="Heading_20_3" text:outline-level="3">✔ <text:span text:style-name="Strong_20_Emphasis">La vida es el único sistema que crea otras inteligencias.</text:span></text:h>
      <text:p text:style-name="Horizontal_20_Line"/>
      <text:h text:style-name="Heading_20_1" text:outline-level="1">6. Conclusión general</text:h>
      <text:p text:style-name="Text_20_body">Podemos formular la conclusión con rigor:</text:p>
      <text:p text:style-name="Quotations"><text:span text:style-name="Strong_20_Emphasis">Dado un universo con los 24 límites que hemos identificado,<text:line-break/>la vida es la arquitectura que minimiza simultáneamente todas las restricciones.<text:line-break/>Por lo tanto, la vida no es una inteligencia entre otras:<text:line-break/>es la forma general de la inteligencia máxima posible en un universo físico.</text:span></text:p>
      <text:p text:style-name="Text_20_body">No es una afirmación poética.<text:line-break/>Es una afirmación estructural.</text:p>
      <text:p text:style-name="Horizontal_20_Line"/>
      <text:h text:style-name="Heading_20_1" text:outline-level="1">7. ¿Qué sigue?</text:h>
      <text:p text:style-name="Text_20_body">Ahora podemos:</text:p>
      <text:list xml:id="list2980885443" text:style-name="L10">
        <text:list-item>
          <text:p text:style-name="P20"><text:soft-page-break/>escribir el <text:span text:style-name="Strong_20_Emphasis">capítulo completo</text:span> sobre “La vida como inteligencia óptima”, </text:p>
        </text:list-item>
        <text:list-item>
          <text:p text:style-name="P20">construir el <text:span text:style-name="Strong_20_Emphasis">argumento final del libro</text:span>, </text:p>
        </text:list-item>
        <text:list-item>
          <text:p text:style-name="P19">o pasar a <text:span text:style-name="Strong_20_Emphasis">comparar vida vs. IA</text:span> para mostrar por qué la IA no supera a la vida, sino que es un caso particular. </text:p>
        </text:list-item>
      </text:list>
      <text:p text:style-name="Text_20_body">Tú decides el siguiente paso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5T09:49:15.314000000</meta:creation-date>
    <dc:date>2026-04-05T09:56:54.320000000</dc:date>
    <meta:editing-duration>PT7M39S</meta:editing-duration>
    <meta:editing-cycles>1</meta:editing-cycles>
    <meta:document-statistic meta:table-count="0" meta:image-count="0" meta:object-count="0" meta:page-count="6" meta:paragraph-count="120" meta:word-count="869" meta:character-count="5644" meta:non-whitespace-character-count="4895"/>
    <meta:generator>LibreOffice/7.3.5.2$Windows_X86_64 LibreOffice_project/184fe81b8c8c30d8b5082578aee2fed2ea847c01</meta:generator>
  </office:meta>
</office:document-meta>
</file>